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Region</text:p>
          </table:table-cell>
          <table:table-cell office:value-type="string" calcext:value-type="string">
            <text:p>nom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ya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Réun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le-de-Fran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re-Val de Loi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urgogne-Franche-Compté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uts-de-Fr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ys de la Loi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etag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uvelle-Aquita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vergne-Rhône-Alp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vence-Alpes-Côte d'Azu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llectivités d’Outre-M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tarctique françai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7:12:42.849389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7:33:17.726948848</dc:date>
    <meta:editing-duration>PT40M31S</meta:editing-duration>
    <meta:editing-cycles>5</meta:editing-cycles>
    <meta:generator>LibreOffice/6.0.6.2$Linux_X86_64 LibreOffice_project/00m0$Build-2</meta:generator>
    <meta:document-statistic meta:table-count="1" meta:cell-count="42" meta:object-count="0"/>
  </office:meta>
</office:document-meta>
</file>